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10_27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10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Type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Joseph Blumenthal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October 10, 1896</text:p>
      <text:p text:style-name="P5">Month<text:tab/><text:tab/><text:tab/><text:tab/><text:tab/><text:tab/>October</text:p>
      <text:p text:style-name="P5">Year<text:tab/><text:tab/><text:tab/><text:tab/><text:tab/><text:tab/>1896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Letter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/>
      <text:p text:style-name="P2">C/</text:p>
      <text:p text:style-name="P2"><text:s/>O/</text:p>
      <text:p text:style-name="P2"><text:s text:c="2"/>P/</text:p>
      <text:p text:style-name="P2"><text:s text:c="3"/>Y/</text:p>
      <text:p text:style-name="P3">Saturday evening, Oct 10-96/</text:p>
      <text:p text:style-name="P2">Honorable Joseph Blumenthal/</text:p>
      <text:p text:style-name="P2">My Dear Sir/</text:p>
      <text:p text:style-name="P2"><text:tab/>Thanks for remittance on behalf of my students. <text:s/>I am/ also grateful for kind inquiries and wishes./</text:p>
      <text:p text:style-name="P2"><text:tab/>My enforced absence from the Synagogue during Rosh/ Hashanah and Yom Kippur, was a source of mental worriment that I/ can scarcely describe. <text:s/>My son and my scholars acted in my stead./ <text:s/>I could not possibly remain at home on the day of the Atonement and I/ dragged myself to my place of worship, remaining however painfully/ inactive. <text:s/>I resumed, in a measure, my ministerial duties on Succoth/ and since then I continued to officiate but not steadily. <text:s/>Only/ this day a week ago I lectured, <text:soft-page-break/>but I find that I must proceed gently/ in that respect./</text:p>
      <text:p text:style-name="P2"><text:tab/>I have a burning desire to visit again the Seminary/ and I do trust that week or so more will afford me the gratification/ of calling there. <text:s/>Meanwhile if the examination of applicants is/ pressing, and my reverend colleagues are of opinion that admission is/ to the advantage of the institution, I shall abide by their decision./</text:p>
      <text:p text:style-name="P2"><text:tab/>I have heard that a change has been made regarding the/ superintendent. <text:s/>I hope for the better. <text:s/>The difficulty of collecting at/ present is great. <text:s/>Our charities are also in a difficult condition./ <text:s/>Nevertheless, I get occasionally a new subscriber. <text:s/>My sore disappoint-/ment was to have received no recognition of our endeavours, by my/ late friend Mr. S. Gans nor by his family. <text:s/>Generous bequests are the/ only means of permanent support. <text:s/>Few are disposed to copy the example/ of the noble hearted Mr. Phillips--of sainted memory./ <text:s/>With best regards/ Yours very truly/ S. MORAI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05T15:47:54.56</meta:creation-date>
    <dc:date>2012-01-05T15:53:58.83</dc:date>
    <dc:creator>Penn Libraries</dc:creator>
    <meta:editing-duration>PT00H06M04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1" meta:word-count="445" meta:character-count="2926"/>
  </office:meta>
</office:document-meta>
</file>